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'lucida grande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3df" officeooo:paragraph-rsid="001ec3df"/>
    </style:style>
    <style:style style:name="P2" style:family="paragraph" style:parent-style-name="Standard">
      <style:text-properties officeooo:paragraph-rsid="001ec3df"/>
    </style:style>
    <style:style style:name="P3" style:family="paragraph" style:parent-style-name="Standard">
      <style:text-properties style:font-name="Liberation Serif" officeooo:rsid="001ec3df" officeooo:paragraph-rsid="001ec3df"/>
    </style:style>
    <style:style style:name="P4" style:family="paragraph" style:parent-style-name="Standard">
      <style:text-properties fo:color="#000000" style:font-name="Liberation Serif" fo:font-size="12pt" officeooo:rsid="001ec3df" officeooo:paragraph-rsid="001ec3df" style:font-size-asian="12pt" style:font-size-complex="12pt"/>
    </style:style>
    <style:style style:name="P5" style:family="paragraph" style:parent-style-name="Heading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0527"/>
    </style:style>
    <style:style style:name="T3" style:family="text">
      <style:text-properties officeooo:rsid="00210527"/>
    </style:style>
    <style:style style:name="T4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5" style:family="text">
      <style:text-properties fo:font-variant="normal" fo:text-transform="none" fo:color="#373e4d" fo:font-size="9pt" fo:letter-spacing="normal" fo:font-style="normal" fo:font-weight="normal"/>
    </style:style>
    <style:style style:name="T6" style:family="text">
      <style:text-properties fo:font-variant="normal" fo:text-transform="none" fo:color="#373e4d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officeooo:rsid="0022e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åkon Gilje</text:p>
      <text:p text:style-name="P1">Distribusjon: Ubuntu</text:p>
      <text:p text:style-name="P1">Boot Type: <text:s/>dual boot</text:p>
      <text:p text:style-name="P1">Installasjonstype: minnepenn</text:p>
      <text:p text:style-name="P1">Hardware: Asus</text:p>
      <text:p text:style-name="P1"><text:s/></text:p>
      <text:p text:style-name="P5">Arild</text:p>
      <text:p text:style-name="P1">Distribusjon: Centos 7</text:p>
      <text:p text:style-name="P1">Boot Type: dual boot </text:p>
      <text:p text:style-name="P1">Installasjonstype: minnepenn</text:p>
      <text:p text:style-name="P1">Hardware: Samsung</text:p>
      <text:p text:style-name="P1"/>
      <text:p text:style-name="Heading"><text:span text:style-name="T1">Steffen</text:span></text:p>
      <text:p text:style-name="P1">Distribusjon: Xubuntu</text:p>
      <text:p text:style-name="P1">Boot Type: dual boot</text:p>
      <text:p text:style-name="P1">Installasjonstype: minnepenn</text:p>
      <text:p text:style-name="P1">Hardware: Dell</text:p>
      <text:p text:style-name="P1"/>
      <text:p text:style-name="P5">Yngve</text:p>
      <text:p text:style-name="P1">Distribusjon: Xubuntu</text:p>
      <text:p text:style-name="P1">Boot Type: dual boot</text:p>
      <text:p text:style-name="P1">Installasjonstype: minnepenn</text:p>
      <text:p text:style-name="P1">Hardware: Dell</text:p>
      <text:p text:style-name="P1"/>
      <text:p text:style-name="P5">Even<text:span text:style-name="T3">(mia)</text:span></text:p>
      <text:p text:style-name="P3">Distribusjon<text:span text:style-name="T8">: Xu</text:span><text:span text:style-name="T9">buntu</text:span></text:p>
      <text:p text:style-name="P4"><text:span text:style-name="T7">Boot type: eneste os</text:span><text:line-break/><text:span text:style-name="T7">Installasjonstype: cd</text:span><text:line-break/><text:span text:style-name="T7">Hardware: Asus x200</text:span> </text:p>
      <text:p text:style-name="P4"/>
      <text:p text:style-name="Heading"><text:span text:style-name="T1">Håkon Dale</text:span><text:span text:style-name="T2">(mia)</text:span></text:p>
      <text:p text:style-name="Standard">Distribusjon:</text:p>
      <text:p text:style-name="Standard">Boot Type: </text:p>
      <text:p text:style-name="P1">Installasjonstype: </text:p>
      <text:p text:style-name="P1">Hardware: </text:p>
      <text:p text:style-name="P1"/>
      <text:p text:style-name="P5">Øistein<text:span text:style-name="T3">(mia)</text:span></text:p>
      <text:p text:style-name="P2">Distribusjon: <text:span text:style-name="T10">Fedora 20</text:span></text:p>
      <text:p text:style-name="P2">Boot Type: <text:span text:style-name="T10">dual boot med rEFInd</text:span></text:p>
      <text:p text:style-name="P1">Installasjonstype: <text:s/><text:span text:style-name="T10">minnepenn</text:span></text:p>
      <text:p text:style-name="P1">Hardware: <text:span text:style-name="T10">MBP 13” i7, 8gb 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'lucida grande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ngve Ranestad</meta:initial-creator>
    <meta:creation-date>2015-01-19T09:25:27.477590660</meta:creation-date>
    <dc:date>2015-01-19T11:32:13.195271177</dc:date>
    <dc:creator>Yngve Ranestad</dc:creator>
    <meta:editing-duration>PT2H6M18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4" meta:word-count="83" meta:character-count="651" meta:non-whitespace-character-count="593"/>
  </office:meta>
</office:document-meta>
</file>